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2.362cm" fo:padding-top="0.075cm" fo:padding-bottom="0.075cm" fo:padding-left="0.2cm" fo:padding-right="0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7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4.921cm" svg:y1="14.43cm" svg:x2="2.349cm" svg:y2="25.638cm" draw:start-shape="id1" draw:start-glue-point="2" draw:end-shape="id2" svg:d="M4921 14430c0 8406-2572 2802-2572 11208" svg:viewBox="0 0 2573 11209">
          <text:p/>
        </draw:connector>
        <draw:frame draw:style-name="gr5" draw:text-style-name="P3" xml:id="id3" draw:id="id3" draw:layer="layout" svg:width="2.413cm" svg:height="1.523cm" svg:x="17.92cm" svg:y="23.225cm">
          <draw:text-box>
            <text:p><text:s/>places</text:p>
          </draw:text-box>
        </draw:frame>
        <draw:connector draw:style-name="gr4" draw:text-style-name="P4" draw:layer="layout" draw:type="curve" svg:x1="19.126cm" svg:y1="24.748cm" svg:x2="3.683cm" svg:y2="26.27cm" draw:start-shape="id3" draw:start-glue-point="2" draw:end-shape="id2" draw:end-glue-point="1" svg:d="M19126 24748c0 1015-5147 1522-15443 1522" svg:viewBox="0 0 15444 1523">
          <text:p/>
        </draw:connector>
        <draw:frame draw:style-name="gr6" draw:text-style-name="P6" draw:layer="layout" svg:width="5.764cm" svg:height="2.512cm" svg:x="15.224cm" svg:y="0.995cm">
          <draw:text-box>
            <text:p text:style-name="P5"><text:span text:style-name="T2">Muse Library Dependencies</text:span></text:p>
            <text:p text:style-name="P5"><text:span text:style-name="T2">(Foundations)</text:span></text:p>
          </draw:text-box>
        </draw:frame>
        <draw:frame draw:style-name="gr7" draw:text-style-name="P7" draw:layer="layout" svg:width="2.576cm" svg:height="1.039cm" svg:x="17.885cm" svg:y="23.758cm">
          <draw:text-box>
            <text:p text:style-name="P5"><text:span text:style-name="T3"><text:s/></text:span><text:span text:style-name="T3">place, </text:span></text:p>
            <text:p text:style-name="P5"><text:span text:style-name="T3">moves, steps</text:span></text:p>
          </draw:text-box>
        </draw:frame>
        <draw:frame draw:style-name="gr8" draw:text-style-name="P7" draw:layer="layout" svg:width="2.225cm" svg:height="1.039cm" svg:x="3.855cm" svg:y="13.514cm">
          <draw:text-box>
            <text:p><text:span text:style-name="T3">place CLL</text:span></text:p>
            <text:p><text:span text:style-name="T3">+ headings</text:span></text:p>
          </draw:text-box>
        </draw:frame>
        <draw:frame draw:style-name="gr9" draw:text-style-name="P7" draw:layer="layout" svg:width="2.805cm" svg:height="0.645cm" svg:x="1.057cm" svg:y="26.236cm">
          <draw:text-box>
            <text:p><text:span text:style-name="T3">move and step</text:span></text:p>
          </draw:text-box>
        </draw:frame>
        <draw:connector draw:style-name="gr10" draw:text-style-name="P4" draw:layer="layout" draw:type="curve" svg:x1="17.92cm" svg:y1="23.986cm" svg:x2="4.921cm" svg:y2="14.43cm" draw:start-shape="id3" draw:start-glue-point="3" draw:end-shape="id1" draw:end-glue-point="2" svg:d="M17920 23986c-8666 0-12999-3185-12999-9556" svg:viewBox="0 0 13000 9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02-06T17:11:36.594000000</dc:date>
    <meta:editing-duration>P8DT9H54M14S</meta:editing-duration>
    <meta:editing-cycles>53</meta:editing-cycles>
    <meta:generator>LibreOffice/6.0.4.2$Windows_X86_64 LibreOffice_project/9b0d9b32d5dcda91d2f1a96dc04c645c450872bf</meta:generator>
    <meta:print-date>2020-08-06T08:51:37.274000000</meta:print-date>
    <meta:document-statistic meta:object-count="11"/>
  </office:meta>
</office:document-meta>
</file>